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072cm" fo:min-width="0.822cm" fo:padding-top="0.125cm" fo:padding-bottom="0.125cm" fo:padding-left="0.25cm" fo:padding-right="0.25cm" loext:decorative="false"/>
    </style:style>
    <style:style style:name="gr4" style:family="graphic" style:parent-style-name="objectwithoutfill">
      <style:graphic-properties svg:stroke-width="0.1cm" svg:stroke-color="#111111" draw:marker-start-width="0.36cm" draw:marker-end-width="0.36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6" style:family="graphic" style:parent-style-name="standard">
      <style:graphic-properties svg:stroke-color="#111111" draw:fill="solid" draw:fill-color="#1c1c1c" draw:textarea-horizontal-align="justify" draw:textarea-vertical-align="middle" draw:auto-grow-height="false" fo:min-height="0.458cm" fo:min-width="0.208cm" loext:decorative="false"/>
    </style:style>
    <style:style style:name="gr7" style:family="graphic" style:parent-style-name="standard">
      <style:graphic-properties svg:stroke-color="#b85c00" draw:fill="solid" draw:fill-color="#ea7500"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svg:stroke-color="#ff8000" draw:fill="solid" draw:fill-color="#ffbf00" draw:textarea-horizontal-align="justify" draw:textarea-vertical-align="middle" draw:auto-grow-height="false" fo:min-height="0cm" fo:min-width="0cm" loext:decorative="false"/>
    </style:style>
    <style:style style:name="gr9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cm" svg:stroke-color="#111111" draw:marker-start-width="0.2cm" draw:marker-end-width="0.2cm" draw:fill="solid" draw:fill-color="#1c1c1c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loext:decorative="false"/>
    </style:style>
    <style:style style:name="gr12" style:family="graphic" style:parent-style-name="standard" style:list-style-name="L1">
      <style:graphic-properties svg:stroke-width="0cm" svg:stroke-color="#111111" draw:marker-start-width="0.2cm" draw:marker-end-width="0.2cm" draw:fill="solid" draw:fill-color="#1c1c1c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loext:decorative="false"/>
    </style:style>
    <style:style style:name="gr13" style:family="graphic" style:parent-style-name="standard">
      <style:graphic-properties svg:stroke-color="#666666" draw:fill="solid" draw:fill-color="#b2b2b2" draw:textarea-horizontal-align="justify" draw:textarea-vertical-align="middle" draw:auto-grow-height="false" fo:min-height="0.047cm" fo:min-width="0.124cm" loext:decorative="false"/>
    </style:style>
    <style:style style:name="gr14" style:family="graphic" style:parent-style-name="objectwithoutfill">
      <style:graphic-properties svg:stroke-width="0.1cm" svg:stroke-color="#ffbf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25cm" fo:min-width="0cm" loext:decorative="false"/>
    </style:style>
    <style:style style:name="gr16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cm" fo:min-width="0cm" loext:decorative="false"/>
    </style:style>
    <style:style style:name="gr17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1.694cm" fo:min-width="0.25cm" draw:shadow="hidden" loext:decorative="false"/>
    </style:style>
    <style:style style:name="gr18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</style:style>
    <style:style style:name="gr19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</style:style>
    <style:style style:name="gr20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cm" fo:min-width="0cm" fo:wrap-option="wrap" draw:shadow="hidden" loext:decorative="false"/>
    </style:style>
    <style:style style:name="gr21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</style:style>
    <style:style style:name="gr22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</style:style>
    <style:style style:name="gr23" style:family="graphic" style:parent-style-name="standard" style:list-style-name="L1">
      <style:graphic-properties svg:stroke-width="0cm" svg:stroke-color="#111111" draw:marker-start-width="0.2cm" draw:marker-end-width="0.2cm" draw:fill="solid" draw:fill-color="#1c1c1c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loext:decorative="false"/>
    </style:style>
    <style:style style:name="gr24" style:family="graphic" style:parent-style-name="standard" style:list-style-name="L1">
      <style:graphic-properties svg:stroke-width="0cm" svg:stroke-color="#111111" draw:marker-start-width="0.2cm" draw:marker-end-width="0.2cm" draw:fill="solid" draw:fill-color="#1c1c1c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loext:decorative="false"/>
    </style:style>
    <style:style style:name="gr25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</style:style>
    <style:style style:name="gr26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</style:style>
    <style:style style:name="gr27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</style:style>
    <style:style style:name="gr28" style:family="graphic" style:parent-style-name="standard" style:list-style-name="L1">
      <style:graphic-properties svg:stroke-width="0.01cm" svg:stroke-color="#111111" draw:marker-start-width="0.22cm" draw:marker-end-width="0.22cm" draw:fill="solid" draw:fill-color="#1c1c1c" draw:textarea-horizontal-align="justify" draw:textarea-vertical-align="middle" draw:auto-grow-height="false" fo:min-height="0.458cm" fo:min-width="0.208cm" fo:padding-top="0.13cm" fo:padding-bottom="0.13cm" fo:padding-left="0.255cm" fo:padding-right="0.255cm" fo:wrap-option="wrap" draw:shadow="hidden" loext:decorative="false"/>
    </style:style>
    <style:style style:name="gr29" style:family="graphic" style:parent-style-name="standard">
      <style:graphic-properties svg:stroke-color="#666666" draw:fill="solid" draw:fill-color="#b2b2b2" draw:textarea-horizontal-align="justify" draw:textarea-vertical-align="middle" draw:auto-grow-height="false" fo:min-height="0.047cm" fo:min-width="0.033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1c1c1c"/>
      <style:paragraph-properties fo:text-align="center"/>
    </style:style>
    <style:style style:name="P5" style:family="paragraph">
      <loext:graphic-properties draw:fill="solid" draw:fill-color="#ea7500"/>
      <style:paragraph-properties fo:text-align="center"/>
    </style:style>
    <style:style style:name="P6" style:family="paragraph">
      <loext:graphic-properties draw:fill="solid" draw:fill-color="#ffbf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.25cm" svg:y1="1.75cm" svg:x2="1.939cm" svg:y2="1.75cm">
          <text:p/>
        </draw:line>
        <draw:line draw:style-name="gr4" draw:text-style-name="P3" draw:layer="layout" svg:x1="1.25cm" svg:y1="1.75cm" svg:x2="0.561cm" svg:y2="1.75cm">
          <text:p/>
        </draw:line>
        <draw:custom-shape draw:style-name="gr5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cm" svg:height="0.112cm" draw:transform="rotate (1.5707963267949) translate (0.621cm 1.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25cm" svg:x="1cm" svg:y="0.601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5cm" svg:height="0.25cm" svg:x="1cm" svg:y="0.601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5cm" svg:height="0.25cm" svg:x="1cm" svg:y="0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5cm" svg:height="0.25cm" draw:transform="rotate (-3.14159265358979) translate (1.5cm 2.9cm)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5cm" svg:height="0.25cm" draw:transform="rotate (-3.14159265358979) translate (1.5cm 2.9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5cm" svg:height="0.25cm" draw:transform="rotate (-3.14159265358979) translate (1.5cm 2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9" draw:text-style-name="P8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7"><text:span text:style-name="T1">K</text:span></text:p>
        </draw:path>
        <draw:path draw:style-name="gr10" draw:text-style-name="P8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7"><text:span text:style-name="T1">K</text:span></text:p>
        </draw:path>
        <draw:path draw:style-name="gr11" draw:text-style-name="P8" draw:layer="layout" svg:width="0.118cm" svg:height="0.118cm" svg:x="1.191cm" svg:y="0.676cm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path draw:style-name="gr12" draw:text-style-name="P8" draw:layer="layout" svg:width="0.118cm" svg:height="0.118cm" draw:transform="rotate (-3.14159265358979) translate (1.309cm 2.82394873710642cm)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custom-shape draw:style-name="gr13" draw:text-style-name="P9" draw:layer="layout" svg:width="0.85cm" svg:height="0.296cm" draw:transform="rotate (-1.5707963267949) translate (1.971cm 0.75cm)">
          <text:p/>
          <draw:enhanced-geometry svg:viewBox="0 0 21600 21600" draw:text-areas="?f7 ?f0 21600 ?f2" draw:mirror-horizontal="false" draw:mirror-vertical="false" draw:type="left-arrow" draw:modifiers="8071.44535840188 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0.25cm" svg:height="0.112cm" draw:transform="rotate (-1.5707963267949) translate (1.879cm 1.6cm)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.646cm" svg:y1="1.6cm" svg:x2="2cm" svg:y2="1.6cm">
          <text:p/>
        </draw:line>
        <draw:path draw:style-name="gr15" draw:text-style-name="P10" draw:layer="layout" svg:width="0.349cm" svg:height="0.473cm" svg:x="0.9cm" svg:y="1.267cm" svg:viewBox="0 0 350 474" svg:d="M274 371c-50-88-123-160-210-211-21-12-42-22-64-32 30-30 64-56 102-77 39-23 80-40 124-51l124 466-29 8c-12-36-28-70-47-103z">
          <text:p/>
        </draw:path>
        <draw:path draw:style-name="gr15" draw:text-style-name="P10" draw:layer="layout" svg:width="0.349cm" svg:height="0.473cm" draw:transform="rotate (-3.14159265358979) translate (1.60027656061599cm 2.23289340784356cm)" svg:viewBox="0 0 350 474" svg:d="M274 371c-50-88-123-160-210-211-21-12-42-22-64-32 30-30 64-56 102-77 39-23 80-40 124-51l124 466-29 8c-12-36-28-70-47-103z">
          <text:p/>
        </draw:path>
        <draw:custom-shape draw:style-name="gr16" draw:text-style-name="P10" draw:layer="layout" svg:width="0.5cm" svg:height="0.124cm" svg:x="1cm" svg:y="1.688cm">
          <text:p/>
          <draw:enhanced-geometry svg:viewBox="0 0 21600 21600" draw:type="rectangle" draw:enhanced-path="M 0 0 L 21600 0 21600 21600 0 21600 0 0 Z N"/>
        </draw:custom-shape>
        <draw:path draw:style-name="gr17" draw:text-style-name="P10" draw:layer="layout" svg:width="0.191cm" svg:height="0.574cm" svg:x="0.908cm" svg:y="1.637cm" svg:viewBox="0 0 192 575" svg:d="M2 470l7-25 6-25 6-27 5-27 5-27 4-28 4-29 3-29 2-30 2-29 1-30 1-30v-30l-1-31-1-30 143-43 2 49 1 49v49l-1 49-2 48-3 49-4 47-5 48-6 46-7 46-7 45-9 44-1 6c-18-8-36-17-53-27-34-20-66-43-94-70z">
          <text:p/>
        </draw:path>
        <draw:path draw:style-name="gr17" draw:text-style-name="P10" draw:layer="layout" svg:width="0.191cm" svg:height="0.572cm" svg:x="1.4cm" svg:y="1.29cm" svg:viewBox="0 0 192 573" svg:d="M190 103l-7 25-6 25-6 27-5 27-5 27-4 28-4 29-3 29-2 30-2 29-1 30-1 30v30l1 31 1 30-143 43-2-49-1-49v-49l1-49 2-48 3-49 4-47 5-48 6-46 7-46 7-45 9-44 1-4c19 8 38 18 57 28 33 19 63 42 90 67z">
          <text:p/>
        </draw:path>
        <draw:path draw:style-name="gr18" draw:text-style-name="P8" draw:layer="layout" svg:width="0.118cm" svg:height="0.118cm" draw:transform="rotate (0.261799387799149) translate (0.987753320401059cm 1.33533021606283cm)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path draw:style-name="gr19" draw:text-style-name="P8" draw:layer="layout" svg:width="0.118cm" svg:height="0.118cm" draw:transform="rotate (1.5707963267949) translate (1.10405126289358cm 1.81cm)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path draw:style-name="gr20" draw:text-style-name="P6" draw:layer="layout" svg:width="0.259cm" svg:height="0.45cm" svg:x="0.882cm" svg:y="1.359cm" svg:viewBox="0 0 260 451" svg:d="M239 388c-11 19-27 35-46 46s-40 17-62 17c-23 0-44-6-63-17s-35-27-46-46-17-40-17-62c0-23 6-44 17-63s27-35 46-46c7-4 14-7 21-10v-51l-8 2-9 3-8 3-8 4-8 4-8 4-40-65 11-6 12-6 12-5 12-5 12-4 13-3 13-3 4-1v-78h82v78l4 1 13 3 13 3 12 4 12 5 12 5 12 6 11 6-40 65-8-4-8-4-8-4-8-3-9-3-8-2v51c8 2 15 6 22 10 19 11 35 27 46 46s17 40 17 63c0 22-6 43-17 62z">
          <text:p/>
        </draw:path>
        <draw:path draw:style-name="gr21" draw:text-style-name="P8" draw:layer="layout" svg:width="0.118cm" svg:height="0.118cm" draw:transform="rotate (-2.87979326579064) translate (1.51247142447033cm 2.16437689071836cm)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path draw:style-name="gr22" draw:text-style-name="P8" draw:layer="layout" svg:width="0.118cm" svg:height="0.118cm" draw:transform="rotate (-1.5707963267949) translate (1.39594873710642cm 1.691cm)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path draw:style-name="gr20" draw:text-style-name="P6" draw:layer="layout" svg:width="0.259cm" svg:height="0.45cm" draw:transform="rotate (-3.14159265358979) translate (1.618cm 2.141cm)" svg:viewBox="0 0 260 451" svg:d="M239 388c-11 19-27 35-46 46s-40 17-62 17c-23 0-44-6-63-17s-35-27-46-46-17-40-17-62c0-23 6-44 17-63s27-35 46-46c7-4 14-7 21-10v-51l-8 2-9 3-8 3-8 4-8 4-8 4-40-65 11-6 12-6 12-5 12-5 12-4 13-3 13-3 4-1v-78h82v78l4 1 13 3 13 3 12 4 12 5 12 5 12 6 11 6-40 65-8-4-8-4-8-4-8-3-9-3-8-2v51c8 2 15 6 22 10 19 11 35 27 46 46s17 40 17 63c0 22-6 43-17 62z">
          <text:p/>
        </draw:path>
        <draw:path draw:style-name="gr23" draw:text-style-name="P8" draw:layer="layout" svg:width="0.118cm" svg:height="0.118cm" svg:x="0.954cm" svg:y="1.62cm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path draw:style-name="gr24" draw:text-style-name="P8" draw:layer="layout" svg:width="0.118cm" svg:height="0.118cm" draw:transform="rotate (-3.14159265358979) translate (1.546cm 1.87794873710642cm)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path draw:style-name="gr25" draw:text-style-name="P8" draw:layer="layout" svg:width="0.118cm" svg:height="0.118cm" svg:x="1.444cm" svg:y="1.353cm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path draw:style-name="gr26" draw:text-style-name="P8" draw:layer="layout" svg:width="0.118cm" svg:height="0.118cm" svg:x="1.421cm" svg:y="1.517cm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path draw:style-name="gr27" draw:text-style-name="P8" draw:layer="layout" svg:width="0.118cm" svg:height="0.118cm" draw:transform="rotate (-3.14159265358979) translate (1.056cm 2.14694873710642cm)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path draw:style-name="gr28" draw:text-style-name="P8" draw:layer="layout" svg:width="0.118cm" svg:height="0.118cm" draw:transform="rotate (-3.14159265358979) translate (1.079cm 1.98294873710642cm)" svg:viewBox="0 0 119 119" svg:d="M85 15c-2-5-6-8-11-11-5-2-9-4-14-4-6 0-11 2-15 4-5 3-9 6-12 11s-3 10-3 15c-5 0-11 1-16 4-4 2-7 6-10 11s-4 9-4 15c0 5 1 10 4 14 3 5 6 9 10 12 5 3 11 3 16 3s10 0 15-3c3-2 5-5 7-8l6-5c-5 39-20 25-28 46h30 29c-8-21-23-7-28-46l5 5c2 3 5 6 8 8 5 3 10 3 15 3s11 0 16-3c4-3 7-7 10-12 2-4 4-9 4-14 0-6-2-10-4-15-3-5-6-9-11-11-5-3-10-4-15-4 0-5-1-10-4-15z">
          <text:p/>
        </draw:path>
        <draw:custom-shape draw:style-name="gr29" draw:text-style-name="P9" draw:layer="layout" svg:width="0.85cm" svg:height="0.296cm" draw:transform="rotate (1.5707963267949) translate (0.529cm 2.75cm)">
          <text:p/>
          <draw:enhanced-geometry svg:viewBox="0 0 21600 21600" draw:text-areas="?f7 ?f0 21600 ?f2" draw:mirror-horizontal="false" draw:mirror-vertical="false" draw:type="left-arrow" draw:modifiers="8071.44535840188 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3" draw:layer="layout" svg:x1="0.854cm" svg:y1="1.9cm" svg:x2="0.5cm" svg:y2="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4-26T13:20:32.961000000</dc:date>
    <meta:editing-duration>PT3H6M35S</meta:editing-duration>
    <meta:editing-cycles>58</meta:editing-cycles>
    <meta:generator>LibreOffice/24.2.1.2$Windows_X86_64 LibreOffice_project/db4def46b0453cc22e2d0305797cf981b68ef5ac</meta:generator>
    <meta:document-statistic meta:object-count="41"/>
  </office:meta>
</office:document-meta>
</file>